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oapProviderEndpoint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Endpoint.setValidateWsdl( boolean validate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Endpoint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Endpoint.setWsdl( Resource 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Endpoint.validateWsdl1( JmsSoapProviderMarshaler marsha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msSoapProviderEndpoint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Endpoint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sSoapProviderEndpoint.isValidate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Endpoint.validateWsdl2( JmsSoapProviderMarshaler marsha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msSoapProviderEndpoint.get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oapProviderEndpoint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